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qui está um modelo de `README.md` otimizado para SEO e focado no seu projeto de retrocomputação:</text:p>
      <text:p text:style-name="Standard"/>
      <text:p text:style-name="Standard">```markdown</text:p>
      <text:p text:style-name="Standard"># RetroDOS-Dev: Ferramentas e Recursos para Retrocomputação em MS-DOS e PC386 🕹️💾</text:p>
      <text:p text:style-name="Standard"/>
      <text:p text:style-name="Standard">[![GitHub](https://img.shields.io/github/license/seu-usuario/retrodos-dev)](LICENSE)</text:p>
      <text:p text:style-name="Standard">[![GitHub stars](https://img.shields.io/github/stars/seu-usuario/retrodos-dev)](https://github.com/seu-usuario/retrodos-dev/stargazers)</text:p>
      <text:p text:style-name="Standard">[![DOSBox](https://img.shields.io/badge/Compatível_com-DOSBox-important)](https://www.dosbox.com)</text:p>
      <text:p text:style-name="Standard"/>
      <text:p text:style-name="Standard">**Desenvolvimento para MS-DOS, PC 386 e hardware retro com C, Pascal e Assembly.** Explore recursos para motherboards, placas de vídeo VGA e drives de disquete!</text:p>
      <text:p text:style-name="Standard"/>
      <text:p text:style-name="Standard">---</text:p>
      <text:p text:style-name="Standard"/>
      <text:p text:style-name="Standard">## 📌 Descrição</text:p>
      <text:p text:style-name="Standard">Repositório dedicado à preservação e desenvolvimento de software para:</text:p>
      <text:p text:style-name="Standard">- **Sistemas MS-DOS** (6.22, 5.0)</text:p>
      <text:p text:style-name="Standard">- **Hardware retro**: Intel 386, motherboards ISA/VLB, placas VGA/SVGA e drives de 5.25"/3.5"</text:p>
      <text:p text:style-name="Standard">- **Linguagens**: C (Turbo C), Pascal (Turbo Pascal), Assembly (MASM/TASM)</text:p>
      <text:p text:style-name="Standard"/>
      <text:p text:style-name="Standard">---</text:p>
      <text:p text:style-name="Standard"/>
      <text:p text:style-name="Standard">## 🚀 Recursos</text:p>
      <text:p text:style-name="Standard">### 🖥️ Ferramentas de Desenvolvimento</text:p>
      <text:p text:style-name="Standard">- Compiladores: Turbo C++ 3.0, Borland Pascal 7.0</text:p>
      <text:p text:style-name="Standard">- Bibliotecas para controle direto de hardware (VGA, DMA)</text:p>
      <text:p text:style-name="Standard">- Exemplos de código para:</text:p>
      <text:p text:style-name="Standard"><text:s text:c="2"/>- Modo gráfico 13h (320x200 256 cores)</text:p>
      <text:p text:style-name="Standard"><text:s text:c="2"/>- Acesso direto a portas ISA</text:p>
      <text:p text:style-name="Standard"><text:s text:c="2"/>- Manipulação de disquetes via BIOS INT 13h</text:p>
      <text:p text:style-name="Standard"/>
      <text:p text:style-name="Standard">### 🛠️ Documentação de Hardware</text:p>
      <text:p text:style-name="Standard">- **Motherboards**:</text:p>
      <text:p text:style-name="Standard"><text:s text:c="2"/>- Chipsets comuns (Chips &amp; Technologies, OPTi)</text:p>
      <text:p text:style-name="Standard"><text:s text:c="2"/>- Configuração de jumpers e CMOS</text:p>
      <text:p text:style-name="Standard">- **Placas de Vídeo**:</text:p>
      <text:p text:style-name="Standard"><text:s text:c="2"/>- Programação VGA (CRTC, DAC)</text:p>
      <text:p text:style-name="Standard"><text:s text:c="2"/>- Suporte a SVGA (Tseng ET4000, Trident)</text:p>
      <text:p text:style-name="Standard">- **Floppy Disk**:</text:p>
      <text:p text:style-name="Standard"><text:s text:c="2"/>- Formatação física de discos (MFM)</text:p>
      <text:p text:style-name="Standard"><text:s text:c="2"/>- Recuperação de dados de disquetes antigos</text:p>
      <text:p text:style-name="Standard"/>
      <text:p text:style-name="Standard">---</text:p>
      <text:p text:style-name="Standard"/>
      <text:p text:style-name="Standard">## 📋 Tabela de Conteúdos</text:p>
      <text:p text:style-name="Standard">1. [Começando](#-começando)</text:p>
      <text:p text:style-name="Standard">2. [Hardware Suportado](#-hardware-documentado)</text:p>
      <text:p text:style-name="Standard">3. [Exemplos de Código](#-exemplos-de-código)</text:p>
      <text:p text:style-name="Standard"><text:soft-page-break/>4. [Contribuição](#-contribuição)</text:p>
      <text:p text:style-name="Standard"/>
      <text:p text:style-name="Standard">---</text:p>
      <text:p text:style-name="Standard"/>
      <text:p text:style-name="Standard">## 🛠️ Começando</text:p>
      <text:p text:style-name="Standard">### Pré-requisitos</text:p>
      <text:p text:style-name="Standard">- Emulador [DOSBox-X](https://dosbox-x.com/) ou hardware real (PC 386/486)</text:p>
      <text:p text:style-name="Standard">- Disquete de boot com MS-DOS 6.22</text:p>
      <text:p text:style-name="Standard"/>
      <text:p text:style-name="Standard">### Clone o Repositório</text:p>
      <text:p text:style-name="Standard">```bash</text:p>
      <text:p text:style-name="Standard">git clone https://github.com/seu-usuario/retrodos-dev.git</text:p>
      <text:p text:style-name="Standard">```</text:p>
      <text:p text:style-name="Standard"/>
      <text:p text:style-name="Standard">---</text:p>
      <text:p text:style-name="Standard"/>
      <text:p text:style-name="Standard">## 🔧 Hardware Documentado</text:p>
      <text:p text:style-name="Standard">### Motherboards</text:p>
      <text:p text:style-name="Standard">| Modelo <text:s text:c="9"/>| Chipset <text:s text:c="4"/>| BIOS <text:s text:c="6"/>| Características <text:s text:c="9"/>|</text:p>
      <text:p text:style-name="Standard">|-----------------|-------------|------------|--------------------------|</text:p>
      <text:p text:style-name="Standard">| AMI 386SX <text:s text:c="6"/>| OPTi 495SLC | AMI 1992 <text:s text:c="2"/>| 8 slots ISA, cache L2 <text:s text:c="3"/>|</text:p>
      <text:p text:style-name="Standard">| ASUS PVI-486SP3 | SIS 496/497 | Award 1994 | Suporte VLB/PCI <text:s text:c="9"/>|</text:p>
      <text:p text:style-name="Standard"/>
      <text:p text:style-name="Standard">### Placas de Vídeo</text:p>
      <text:p text:style-name="Standard">- **Tseng Labs ET4000AX**: Exemplo de inicialização em modo X (640x480 256 cores)</text:p>
      <text:p text:style-name="Standard">- **Trident TGUI9440**: Registros de configuração para modos não documentados</text:p>
      <text:p text:style-name="Standard"/>
      <text:p text:style-name="Standard">### Floppy Disk</text:p>
      <text:p text:style-name="Standard">- Tutorial: [Recuperando disquetes com danos no setor 0](docs/floppy_recovery.md)</text:p>
      <text:p text:style-name="Standard">- Ferramenta `DISKCHK.COM` (incluída no repo) para diagnóstico de mídia</text:p>
      <text:p text:style-name="Standard"/>
      <text:p text:style-name="Standard">---</text:p>
      <text:p text:style-name="Standard"/>
      <text:p text:style-name="Standard">## 💻 Exemplos de Código</text:p>
      <text:p text:style-name="Standard">### Programação em C (Turbo C)</text:p>
      <text:p text:style-name="Standard">```c</text:p>
      <text:p text:style-name="Standard">#include &lt;dos.h&gt;</text:p>
      <text:p text:style-name="Standard">void set_vga_mode(char mode) {</text:p>
      <text:p text:style-name="Standard"><text:s text:c="4"/>union REGS regs;</text:p>
      <text:p text:style-name="Standard"><text:s text:c="4"/>regs.h.ah = 0x00;</text:p>
      <text:p text:style-name="Standard"><text:s text:c="4"/>regs.h.al = mode;</text:p>
      <text:p text:style-name="Standard"><text:s text:c="4"/>int86(0x10, &amp;regs, &amp;regs);</text:p>
      <text:p text:style-name="Standard">}</text:p>
      <text:p text:style-name="Standard">```</text:p>
      <text:p text:style-name="Standard"/>
      <text:p text:style-name="Standard">### Assembly (TASM)</text:p>
      <text:p text:style-name="Standard">```asm</text:p>
      <text:p text:style-name="Standard">ORG 100h</text:p>
      <text:p text:style-name="Standard"/>
      <text:p text:style-name="Standard">MOV AX, 13h</text:p>
      <text:p text:style-name="Standard">INT 10h <text:s text:c="7"/>; Modo gráfico 320x200</text:p>
      <text:p text:style-name="Standard"/>
      <text:p text:style-name="Standard"><text:soft-page-break/>MOV AH, 4Ch</text:p>
      <text:p text:style-name="Standard">INT 21h <text:s text:c="7"/>; Retorna ao DOS</text:p>
      <text:p text:style-name="Standard">```</text:p>
      <text:p text:style-name="Standard"/>
      <text:p text:style-name="Standard">---</text:p>
      <text:p text:style-name="Standard"/>
      <text:p text:style-name="Standard">## 🤝 Contribuição</text:p>
      <text:p text:style-name="Standard">Contribuições são bem-vindas! Veja nosso [guia de contribuição](CONTRIBUTING.md) e:</text:p>
      <text:p text:style-name="Standard">- Reporte issues relacionadas a hardware específico</text:p>
      <text:p text:style-name="Standard">- Adicione documentação de chipsets raros</text:p>
      <text:p text:style-name="Standard">- Compartilhe códigos para periféricos obscuros</text:p>
      <text:p text:style-name="Standard"/>
      <text:p text:style-name="Standard">---</text:p>
      <text:p text:style-name="Standard"/>
      <text:p text:style-name="Standard">## 📄 Licença</text:p>
      <text:p text:style-name="Standard">Distribuído sob a licença MIT. Veja [LICENSE](LICENSE) para detalhes.</text:p>
      <text:p text:style-name="Standard"/>
      <text:p text:style-name="Standard">---</text:p>
      <text:p text:style-name="Standard"/>
      <text:p text:style-name="Standard">## 🔎 SEO Optimization Tips</text:p>
      <text:p text:style-name="Standard">- **Palavras-chave**: "MS-DOS Programming", "PC 386 Development", "VGA Assembly", "Retro Computing Hardware"</text:p>
      <text:p text:style-name="Standard">- **Atualizações**: Mantenha o README atualizado com novos recursos</text:p>
      <text:p text:style-name="Standard">- **Backlinks**: Compartilhe em fóruns como [VOGONS](https://www.vogons.org) e [OSDev](https://wiki.osdev.org)</text:p>
      <text:p text:style-name="Standard"/>
      <text:p text:style-name="Standard">🖇️ **Link para este projeto**: `https://github.com/seu-usuario/retrodos-dev`</text:p>
      <text:p text:style-name="Standard">```</text:p>
      <text:p text:style-name="Standard"/>
      <text:p text:style-name="Standard">---</text:p>
      <text:p text:style-name="Standard"/>
      <text:p text:style-name="Standard">### 🔑 Elementos-Chave para SEO:</text:p>
      <text:p text:style-name="Standard">1. **Títulos e Subtítulos** com keywords: "MS-DOS", "PC386", "VGA", "Floppy Disk".</text:p>
      <text:p text:style-name="Standard">2. **Tabelas e Listas** para estruturação clara (favorece indexação).</text:p>
      <text:p text:style-name="Standard">3. **Links Internos**: Âncoras como `#hardware-documentado` melhoram a navegação.</text:p>
      <text:p text:style-name="Standard">4. **Badges**: Aumentam a credibilidade e engajamento (GitHub Stars, License).</text:p>
      <text:p text:style-name="Standard">5. **Exemplos de Código**: Atrai desenvolvedores buscando soluções específicas.</text:p>
      <text:p text:style-name="Standard">6. **Metadata Implícita**: Menções a ferramentas populares (DOSBox, Turbo C).</text:p>
      <text:p text:style-name="Standard"/>
      <text:p text:style-name="Standard">Adicione imagens de hardware (ex: placas-mãe) no diretório `/docs/images` com nomes descritivos (`ami_386sx_motherboard.jpg`) e referências no texto para melhorar SEO de image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1:20:35.233324063</meta:creation-date>
    <dc:date>2025-03-31T11:21:07.587117684</dc:date>
    <meta:editing-duration>PT34S</meta:editing-duration>
    <meta:editing-cycles>1</meta:editing-cycles>
    <meta:document-statistic meta:table-count="0" meta:image-count="0" meta:object-count="0" meta:page-count="3" meta:paragraph-count="105" meta:word-count="581" meta:character-count="4392" meta:non-whitespace-character-count="3824"/>
    <meta:generator>LibreOffice/24.2.7.2$Linux_X86_64 LibreOffice_project/420$Build-2</meta:generator>
  </office:meta>
</office:document-meta>
</file>